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Line_20_Arrow" draw:marker-start-width="0.229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3" style:family="paragraph">
      <style:text-properties fo:color="#ff0000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5" style:family="paragraph">
      <style:text-properties fo:color="#000000"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color="#0000ff" fo:font-size="14pt" style:font-size-asian="14pt" style:font-size-complex="14pt"/>
    </style:style>
    <style:style style:name="P7" style:family="paragraph">
      <style:text-properties fo:color="#0000ff" fo:font-size="14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0000ff"/>
    </style:style>
    <style:style style:name="P10" style:family="paragraph">
      <style:paragraph-properties fo:margin-left="0cm" fo:margin-right="0cm" fo:text-indent="0cm"/>
      <style:text-properties fo:color="#ff0000"/>
    </style:style>
    <style:style style:name="P11" style:family="paragraph">
      <style:text-properties fo:color="#ff0000"/>
    </style:style>
    <style:style style:name="P12" style:family="paragraph">
      <style:text-properties fo:font-style="italic" style:font-style-asian="italic" style:font-style-complex="italic"/>
    </style:style>
    <style:style style:name="T1" style:family="text">
      <style:text-properties fo:color="#ff0000" fo:font-family="Symbol" fo:font-size="14pt" style:font-size-asian="14pt" style:font-size-complex="14pt"/>
    </style:style>
    <style:style style:name="T2" style:family="text">
      <style:text-properties fo:color="#ff0000" style:text-position="-33% 58%" fo:font-size="14pt" style:font-size-asian="14pt" style:font-size-complex="14pt"/>
    </style:style>
    <style:style style:name="T3" style:family="text">
      <style:text-properties fo:color="#000000" fo:font-family="Symbol" fo:font-size="14pt" style:font-size-asian="14pt" style:font-size-complex="14pt"/>
    </style:style>
    <style:style style:name="T4" style:family="text">
      <style:text-properties fo:color="#000000" style:text-position="-33% 58%" fo:font-size="14pt" style:font-size-asian="14pt" style:font-size-complex="14pt"/>
    </style:style>
    <style:style style:name="T5" style:family="text">
      <style:text-properties fo:color="#0000ff" fo:font-family="Symbol" fo:font-size="14pt" style:font-size-asian="14pt" style:font-size-complex="14pt"/>
    </style:style>
    <style:style style:name="T6" style:family="text">
      <style:text-properties fo:color="#0000ff" style:text-position="-33% 58%" fo:font-size="14pt" style:font-size-asian="14pt" style:font-size-complex="14pt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fo:font-family="Symbol"/>
    </style:style>
    <style:style style:name="T12" style:family="text">
      <style:text-properties style:text-position="-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26cm" svg:y1="2.892cm" svg:x2="3.726cm" svg:y2="8.367cm">
          <text:p text:style-name="P8"/>
        </draw:line>
        <draw:line draw:style-name="gr1" draw:text-style-name="P1" draw:layer="layout" svg:x1="11.134cm" svg:y1="8.353cm" svg:x2="3.726cm" svg:y2="8.368cm">
          <text:p text:style-name="P8"/>
        </draw:line>
        <draw:line draw:style-name="gr2" draw:text-style-name="P1" draw:layer="layout" svg:x1="4.248cm" svg:y1="4.303cm" svg:x2="6.971cm" svg:y2="4.416cm">
          <text:p text:style-name="P8"/>
        </draw:line>
        <draw:line draw:style-name="gr3" draw:text-style-name="P1" draw:layer="layout" svg:x1="6.915cm" svg:y1="4.416cm" svg:x2="9.765cm" svg:y2="5.503cm">
          <text:p text:style-name="P8"/>
        </draw:line>
        <draw:line draw:style-name="gr4" draw:text-style-name="P1" draw:layer="layout" svg:x1="9.779cm" svg:y1="5.503cm" svg:x2="11.346cm" svg:y2="8.156cm">
          <text:p text:style-name="P8"/>
        </draw:line>
        <draw:line draw:style-name="gr5" draw:text-style-name="P1" draw:layer="layout" svg:x1="6.929cm" svg:y1="4.431cm" svg:x2="11.628cm" svg:y2="4.699cm">
          <text:p text:style-name="P8"/>
        </draw:line>
        <draw:line draw:style-name="gr6" draw:text-style-name="P1" draw:layer="layout" svg:x1="4.099cm" svg:y1="3.331cm" svg:x2="6.949cm" svg:y2="4.418cm">
          <text:p text:style-name="P8"/>
        </draw:line>
        <draw:line draw:style-name="gr6" draw:text-style-name="P1" draw:layer="layout" svg:x1="9.713cm" svg:y1="5.49cm" svg:x2="12.563cm" svg:y2="6.577cm">
          <text:p text:style-name="P8"/>
        </draw:line>
        <draw:line draw:style-name="gr7" draw:text-style-name="P1" draw:layer="layout" svg:x1="8.058cm" svg:y1="2.455cm" svg:x2="9.805cm" svg:y2="5.499cm">
          <text:p text:style-name="P8"/>
        </draw:line>
        <draw:frame draw:style-name="gr8" draw:text-style-name="P3" draw:layer="layout" svg:width="1.472cm" svg:height="0.979cm" draw:transform="rotate (-0.367915406321522) translate (7.947cm 4.558cm)">
          <draw:text-box>
            <text:p text:style-name="P2"><text:span text:style-name="T1">m</text:span><text:span text:style-name="T2">liquid</text:span></text:p>
          </draw:text-box>
        </draw:frame>
        <draw:frame draw:style-name="gr8" draw:text-style-name="P5" draw:layer="layout" svg:width="1.252cm" svg:height="0.979cm" draw:transform="rotate (-0.916821456073635) translate (11.064cm 5.945cm)">
          <draw:text-box>
            <text:p text:style-name="P4"><text:span text:style-name="T3">m</text:span><text:span text:style-name="T4">gas</text:span></text:p>
          </draw:text-box>
        </draw:frame>
        <draw:frame draw:style-name="gr8" draw:text-style-name="P7" draw:layer="layout" svg:width="1.387cm" svg:height="0.979cm" draw:transform="rotate (-0.00837758041075822) translate (4.588cm 4.17cm)">
          <draw:text-box>
            <text:p text:style-name="P6"><text:span text:style-name="T5">m</text:span><text:span text:style-name="T6">solid</text:span></text:p>
          </draw:text-box>
        </draw:frame>
        <draw:line draw:style-name="gr9" draw:text-style-name="P1" draw:layer="layout" svg:x1="6.943cm" svg:y1="4.416cm" svg:x2="6.943cm" svg:y2="8.353cm">
          <text:p text:style-name="P8"/>
        </draw:line>
        <draw:line draw:style-name="gr9" draw:text-style-name="P1" draw:layer="layout" svg:x1="9.843cm" svg:y1="5.517cm" svg:x2="9.836cm" svg:y2="8.339cm">
          <text:p text:style-name="P8"/>
        </draw:line>
        <draw:frame draw:style-name="gr8" draw:text-style-name="P9" draw:layer="layout" svg:width="1.912cm" svg:height="0.962cm" svg:x="4.417cm" svg:y="5.842cm">
          <draw:text-box>
            <text:p text:style-name="P8"><text:span text:style-name="T7">Solid</text:span></text:p>
          </draw:text-box>
        </draw:frame>
        <draw:frame draw:style-name="gr8" draw:text-style-name="P11" draw:layer="layout" svg:width="2.195cm" svg:height="0.962cm" svg:x="7.317cm" svg:y="6.442cm">
          <draw:text-box>
            <text:p text:style-name="P10"><text:span text:style-name="T8">Liquid</text:span></text:p>
          </draw:text-box>
        </draw:frame>
        <draw:frame draw:style-name="gr8" draw:layer="layout" svg:width="0.858cm" svg:height="2.384cm" svg:x="9.722cm" svg:y="6.14cm">
          <draw:text-box>
            <text:p text:style-name="P8">g</text:p>
            <text:p text:style-name="P8">a</text:p>
            <text:p text:style-name="P8">s</text:p>
          </draw:text-box>
        </draw:frame>
        <draw:frame draw:style-name="gr8" draw:text-style-name="P12" draw:layer="layout" svg:width="1.196cm" svg:height="1.114cm" svg:x="6.391cm" svg:y="8.393cm">
          <draw:text-box>
            <text:p text:style-name="P8"><text:span text:style-name="T9">T</text:span><text:span text:style-name="T10">m</text:span></text:p>
          </draw:text-box>
        </draw:frame>
        <draw:frame draw:style-name="gr8" draw:text-style-name="P12" draw:layer="layout" svg:width="1.094cm" svg:height="1.114cm" svg:x="9.291cm" svg:y="8.393cm">
          <draw:text-box>
            <text:p text:style-name="P8"><text:span text:style-name="T9">T</text:span><text:span text:style-name="T10">b</text:span></text:p>
          </draw:text-box>
        </draw:frame>
        <draw:frame draw:style-name="gr8" draw:text-style-name="P12" draw:layer="layout" svg:width="0.891cm" svg:height="0.962cm" svg:x="10.691cm" svg:y="8.393cm">
          <draw:text-box>
            <text:p text:style-name="P8"><text:span text:style-name="T9">T</text:span></text:p>
          </draw:text-box>
        </draw:frame>
        <draw:frame draw:style-name="gr8" draw:layer="layout" svg:width="1.679cm" svg:height="1.081cm" svg:x="2.093cm" svg:y="2.548cm">
          <draw:text-box>
            <text:p text:style-name="P8"><text:span text:style-name="T11">m</text:span>(<text:span text:style-name="T9">T</text:span>)</text:p>
          </draw:text-box>
        </draw:frame>
        <draw:frame draw:style-name="gr8" draw:layer="layout" svg:width="5.826cm" svg:height="1.114cm" svg:x="4.437cm" svg:y="9.366cm">
          <draw:text-box>
            <text:p text:style-name="P8"><text:span text:style-name="T9">S</text:span><text:span text:style-name="T12">solid</text:span> &lt; <text:span text:style-name="T9">S</text:span><text:span text:style-name="T12">liquid</text:span> &lt;&lt; <text:span text:style-name="T9">S</text:span><text:span text:style-name="T12">g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6-05T13:24:55</meta:creation-date>
    <dc:creator>Jussi Eloranta</dc:creator>
    <dc:date>2008-06-06T08:37:30</dc:date>
    <meta:editing-cycles>18</meta:editing-cycles>
    <meta:editing-duration>PT19H12M37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